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05d" officeooo:paragraph-rsid="000410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 la web 06C-EnlacesLocales.html dándole formatos empleando etiquetas CSS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25T23:36:56.954000000</dc:date>
    <meta:editing-duration>PT1M28S</meta:editing-duration>
    <meta:editing-cycles>3</meta:editing-cycles>
    <meta:document-statistic meta:table-count="0" meta:image-count="0" meta:object-count="0" meta:page-count="1" meta:paragraph-count="1" meta:word-count="9" meta:character-count="81" meta:non-whitespace-character-count="73"/>
  </office:meta>
</office:document-meta>
</file>